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20ce" officeooo:paragraph-rsid="000a20ce"/>
    </style:style>
    <style:style style:name="T1" style:family="text">
      <style:text-properties officeooo:rsid="000a78b7"/>
    </style:style>
    <style:style style:name="T2" style:family="text">
      <style:text-properties officeooo:rsid="000afdfc"/>
    </style:style>
    <style:style style:name="T3" style:family="text">
      <style:text-properties officeooo:rsid="000cabc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76<text:tab/>x<text:tab/>SUW<text:tab/>r13<text:tab/>5<text:tab/>11<text:tab/>7<text:tab/>AD</text:p>
      <text:p text:style-name="P1"/>
      <text:p text:style-name="P1"><text:span text:style-name="T3">Days </text:span>5-1<text:span text:style-name="T1">1 for the following has value of</text:span> <text:s/><text:span text:style-name="T3">1 (mostly)</text:span></text:p>
      <text:p text:style-name="P1">model.level['SUW', 'm76', 'r13', 5].value</text:p>
      <text:p text:style-name="P1"/>
      <text:p text:style-name="P1">then for the following, 5-1<text:span text:style-name="T2">1</text:span> should be a 1</text:p>
      <text:p text:style-name="Standard">model.finished[('SUW', 'r13', 12)].value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15:06:32.973746121</meta:creation-date>
    <dc:date>2020-05-05T03:30:09.845251666</dc:date>
    <meta:editing-duration>PT12H3M21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34" meta:character-count="198" meta:non-whitespace-character-count="168"/>
  </office:meta>
</office:document-meta>
</file>